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4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5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6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8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1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2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4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5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6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8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0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2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3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5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2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0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2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4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5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6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3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9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0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41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2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43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4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6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48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50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5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52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5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5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5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5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5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5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5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0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6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6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3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6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65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6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6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6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6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0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71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72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7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74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75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7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7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78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7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8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8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8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8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5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86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87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88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8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90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9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9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3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94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95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96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9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98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9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00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0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02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0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10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5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0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0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0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09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10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11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12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11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4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15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16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1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18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1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20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2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12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3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2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25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2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12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8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2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30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3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32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3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34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35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13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38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13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4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1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14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4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4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14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4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7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148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4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15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1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52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53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5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55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5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15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8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59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60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61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62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6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6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65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66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6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16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17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17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2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73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74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75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7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7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7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17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0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81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82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83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8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85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8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8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8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89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90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19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2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9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94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95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96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9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98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9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20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01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02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03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04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05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06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0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08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09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10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21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12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13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P21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21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16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1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18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19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20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21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22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22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24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25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26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27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2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29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30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31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32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33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3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35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3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23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38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39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40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4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24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43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4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45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4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24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48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49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50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51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52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5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5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55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56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5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25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59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6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61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26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63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26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6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66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26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68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P26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70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271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72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7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74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75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7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7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7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79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80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81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82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83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84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85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28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8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88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89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90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91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92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29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94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95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296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P29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98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99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00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01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02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0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0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05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0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0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08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09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10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11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12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P31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1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15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P31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1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size="9.5pt" style:font-size-asian="9.5pt" style:font-size-complex="9.5pt" fo:language="en" fo:country="US" fo:hyphenate="true"/>
    </style:style>
    <style:style style:name="P31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19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20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21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22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2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24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25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32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2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2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29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30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33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32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3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34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35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33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3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38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39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40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34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42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4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44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45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34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4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48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49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50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51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52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5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54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55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56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35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58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5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60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36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62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36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6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65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36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67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P36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69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70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71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72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73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74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75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76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77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78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79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80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81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82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83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8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38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86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87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88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89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90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91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92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93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94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95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P39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9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98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99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00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401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02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403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404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05" style:parent-style-name="DefaultParagraphFon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406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07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408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09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410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11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P41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808080" fo:font-size="9.5pt" style:font-size-asian="9.5pt" style:font-size-complex="9.5pt" fo:hyphenate="true"/>
    </style:style>
    <style:style style:name="P413" style:parent-style-name="Normal" style:family="paragraph">
      <style:paragraph-properties style:text-autospace="none" fo:margin-bottom="0in" fo:line-height="100%"/>
      <style:text-properties fo:language="en" fo:country="US"/>
    </style:style>
  </office:automatic-styles>
  <office:body>
    <office:text text:use-soft-page-breaks="true">
      <text:p text:style-name="P1">Tietokannan luonti</text:p>
      <text:p text:style-name="Normal">Nimi: Laiterekisteri_db</text:p>
      <text:p text:style-name="Normal">Taulujen luontilauseet:</text:p>
      <text:p text:style-name="Normal">VARASTO TAULU</text:p>
      <text:p text:style-name="P2"><text:span text:style-name="T3">CREATE</text:span><text:span text:style-name="T4"><text:s/></text:span><text:span text:style-name="T5">TABLE</text:span><text:span text:style-name="T6"><text:s/>[dbo]</text:span><text:span text:style-name="T7">.</text:span><text:span text:style-name="T8">[Laitteet]</text:span><text:span text:style-name="T9">(</text:span></text:p>
      <text:p text:style-name="P10"><text:span text:style-name="T11"><text:tab/>[Laite_ID] [int]<text:s/></text:span><text:span text:style-name="T12">IDENTITY</text:span><text:span text:style-name="T13">(</text:span><text:span text:style-name="T14">100</text:span><text:span text:style-name="T15">,</text:span><text:span text:style-name="T16">1</text:span><text:span text:style-name="T17">)</text:span><text:span text:style-name="T18"><text:s/></text:span><text:span text:style-name="T19">NOT</text:span><text:span text:style-name="T20"><text:s/></text:span><text:span text:style-name="T21">NULL,</text:span></text:p>
      <text:p text:style-name="P22"><text:span text:style-name="T23"><text:tab/>[Tyyppi] [nvarchar]</text:span><text:span text:style-name="T24">(</text:span><text:span text:style-name="T25">50</text:span><text:span text:style-name="T26">)</text:span><text:span text:style-name="T27"><text:s/></text:span><text:span text:style-name="T28">NULL,</text:span></text:p>
      <text:p text:style-name="P29"><text:span text:style-name="T30"><text:tab/>[Malli] [nvarchar]</text:span><text:span text:style-name="T31">(</text:span><text:span text:style-name="T32">150</text:span><text:span text:style-name="T33">)</text:span><text:span text:style-name="T34"><text:s/></text:span><text:span text:style-name="T35">NOT</text:span><text:span text:style-name="T36"><text:s/></text:span><text:span text:style-name="T37">NULL,</text:span></text:p>
      <text:p text:style-name="P38"><text:span text:style-name="T39"><text:tab/>[Valmistaja] [nvarchar]</text:span><text:span text:style-name="T40">(</text:span><text:span text:style-name="T41">100</text:span><text:span text:style-name="T42">)</text:span><text:span text:style-name="T43"><text:s/></text:span><text:span text:style-name="T44">NULL,</text:span></text:p>
      <text:p text:style-name="P45"><text:span text:style-name="T46"><text:tab/>[Sarjanumero] [nvarchar]</text:span><text:span text:style-name="T47">(</text:span><text:span text:style-name="T48">100</text:span><text:span text:style-name="T49">)</text:span><text:span text:style-name="T50"><text:s/></text:span><text:span text:style-name="T51">NOT</text:span><text:span text:style-name="T52"><text:s/></text:span><text:span text:style-name="T53">NULL,</text:span></text:p>
      <text:p text:style-name="P54"><text:span text:style-name="T55"><text:tab/>[Hankinta_Pvm] [date]<text:s/></text:span><text:span text:style-name="T56">NOT</text:span><text:span text:style-name="T57"><text:s/></text:span><text:span text:style-name="T58">NULL,</text:span></text:p>
      <text:p text:style-name="P59"><text:span text:style-name="T60"><text:tab/>[Takuu_Aika] [int]<text:s/></text:span><text:span text:style-name="T61">NULL,</text:span></text:p>
      <text:p text:style-name="P62"><text:span text:style-name="T63"><text:tab/>[QR_Koodi] [nchar]</text:span><text:span text:style-name="T64">(</text:span><text:span text:style-name="T65">10</text:span><text:span text:style-name="T66">)</text:span><text:span text:style-name="T67"><text:s/></text:span><text:span text:style-name="T68">NULL,</text:span></text:p>
      <text:p text:style-name="P69"><text:span text:style-name="T70"><text:tab/></text:span><text:span text:style-name="T71">PRIMARY</text:span><text:span text:style-name="T72"><text:s/></text:span><text:span text:style-name="T73">KEY</text:span><text:span text:style-name="T74"><text:s/></text:span><text:span text:style-name="T75">CLUSTERED<text:s/></text:span><text:span text:style-name="T76">(</text:span><text:span text:style-name="T77">[Laite_ID]<text:s/></text:span><text:span text:style-name="T78">ASC</text:span><text:span text:style-name="T79">)</text:span></text:p>
      <text:p text:style-name="P80"><text:span text:style-name="T81">)</text:span></text:p>
      <text:p text:style-name="P82"/>
      <text:p text:style-name="P83"/>
      <text:p text:style-name="P84"><text:span text:style-name="T85">CREATE</text:span><text:span text:style-name="T86"><text:s/></text:span><text:span text:style-name="T87">TABLE</text:span><text:span text:style-name="T88"><text:s/>[dbo]</text:span><text:span text:style-name="T89">.</text:span><text:span text:style-name="T90">[Varastot]</text:span><text:span text:style-name="T91">(</text:span></text:p>
      <text:p text:style-name="P92"><text:span text:style-name="T93"><text:tab/>[Varasto_ID] [int]<text:s/></text:span><text:span text:style-name="T94">IDENTITY</text:span><text:span text:style-name="T95">(</text:span><text:span text:style-name="T96">1000</text:span><text:span text:style-name="T97">,</text:span><text:span text:style-name="T98">1</text:span><text:span text:style-name="T99">)</text:span><text:span text:style-name="T100"><text:s/></text:span><text:span text:style-name="T101">NOT</text:span><text:span text:style-name="T102"><text:s/></text:span><text:span text:style-name="T103">NULL,</text:span></text:p>
      <text:p text:style-name="P104"><text:span text:style-name="T105"><text:tab/>[Varasto] [nvarchar]</text:span><text:span text:style-name="T106">(</text:span><text:span text:style-name="T107">150</text:span><text:span text:style-name="T108">)</text:span><text:span text:style-name="T109"><text:s/></text:span><text:span text:style-name="T110">NOT</text:span><text:span text:style-name="T111"><text:s/></text:span><text:span text:style-name="T112">NULL,</text:span></text:p>
      <text:p text:style-name="P113"><text:span text:style-name="T114"><text:tab/>[Osoite] [nvarchar]</text:span><text:span text:style-name="T115">(</text:span><text:span text:style-name="T116">150</text:span><text:span text:style-name="T117">)</text:span><text:span text:style-name="T118"><text:s/></text:span><text:span text:style-name="T119">NOT</text:span><text:span text:style-name="T120"><text:s/></text:span><text:span text:style-name="T121">NULL,</text:span></text:p>
      <text:p text:style-name="P122"><text:span text:style-name="T123"><text:tab/>[Postinro] [int]<text:s/></text:span><text:span text:style-name="T124">NOT</text:span><text:span text:style-name="T125"><text:s/></text:span><text:span text:style-name="T126">NULL,</text:span></text:p>
      <text:p text:style-name="P127"><text:span text:style-name="T128"><text:tab/>[Postitoimipaikka] [nvarchar]</text:span><text:span text:style-name="T129">(</text:span><text:span text:style-name="T130">50</text:span><text:span text:style-name="T131">)</text:span><text:span text:style-name="T132"><text:s/></text:span><text:span text:style-name="T133">NOT</text:span><text:span text:style-name="T134"><text:s/></text:span><text:span text:style-name="T135">NULL,</text:span></text:p>
      <text:p text:style-name="P136"><text:span text:style-name="T137"><text:tab/></text:span><text:span text:style-name="T138">[Kerros] [int]<text:s/></text:span><text:span text:style-name="T139">NULL,</text:span></text:p>
      <text:p text:style-name="P140"><text:span text:style-name="T141"><text:tab/>[Kone_Maara] [int]<text:s/></text:span><text:span text:style-name="T142">NULL,</text:span></text:p>
      <text:p text:style-name="P143"><text:span text:style-name="T144"><text:tab/>[Henkilo_Maara] [int]<text:s/></text:span><text:span text:style-name="T145">NULL,</text:span></text:p>
      <text:p text:style-name="P146"><text:span text:style-name="T147"><text:tab/></text:span><text:span text:style-name="T148">[Neliot] [int]<text:s/></text:span><text:span text:style-name="T149">NULL,</text:span></text:p>
      <text:p text:style-name="P150"><text:span text:style-name="T151"><text:tab/>[QR_Koodi] [nvarchar]</text:span><text:span text:style-name="T152">(</text:span><text:span text:style-name="T153">50</text:span><text:span text:style-name="T154">)</text:span><text:span text:style-name="T155"><text:s/></text:span><text:span text:style-name="T156">NULL,</text:span></text:p>
      <text:p text:style-name="P157"><text:span text:style-name="T158"><text:tab/></text:span><text:span text:style-name="T159">PRIMARY</text:span><text:span text:style-name="T160"><text:s/></text:span><text:span text:style-name="T161">KEY</text:span><text:span text:style-name="T162"><text:s/></text:span><text:span text:style-name="T163">CLUSTERED<text:s/></text:span><text:span text:style-name="T164">(</text:span><text:span text:style-name="T165">[Varasto_ID]<text:s/></text:span><text:span text:style-name="T166">ASC</text:span><text:span text:style-name="T167">)</text:span></text:p>
      <text:p text:style-name="P168"><text:span text:style-name="T169">)</text:span></text:p>
      <text:p text:style-name="P170"/>
      <text:p text:style-name="P171"><text:span text:style-name="T172">CREATE</text:span><text:span text:style-name="T173"><text:s/></text:span><text:span text:style-name="T174">TABLE</text:span><text:span text:style-name="T175"><text:s/>[dbo]</text:span><text:span text:style-name="T176">.</text:span><text:span text:style-name="T177">[Ohjelmat]</text:span><text:span text:style-name="T178">(</text:span></text:p>
      <text:p text:style-name="P179"><text:span text:style-name="T180"><text:tab/>[Ohjelma_ID] [int]<text:s/></text:span><text:span text:style-name="T181">IDENTITY</text:span><text:span text:style-name="T182">(</text:span><text:span text:style-name="T183">1</text:span><text:span text:style-name="T184">,</text:span><text:span text:style-name="T185">1</text:span><text:span text:style-name="T186">)</text:span><text:span text:style-name="T187"><text:s/></text:span><text:span text:style-name="T188">NOT</text:span><text:span text:style-name="T189"><text:s/></text:span><text:span text:style-name="T190">NULL,</text:span></text:p>
      <text:p text:style-name="P191"><text:span text:style-name="T192"><text:tab/>[Ohjelma] [nvarchar]</text:span><text:span text:style-name="T193">(</text:span><text:span text:style-name="T194">150</text:span><text:span text:style-name="T195">)</text:span><text:span text:style-name="T196"><text:s/></text:span><text:span text:style-name="T197">NOT</text:span><text:span text:style-name="T198"><text:s/></text:span><text:span text:style-name="T199">NULL,</text:span></text:p>
      <text:p text:style-name="P200"><text:span text:style-name="T201"><text:tab/></text:span><text:span text:style-name="T202">PRIMARY</text:span><text:span text:style-name="T203"><text:s/></text:span><text:span text:style-name="T204">KEY</text:span><text:span text:style-name="T205"><text:s/></text:span><text:span text:style-name="T206">CLUSTERED<text:s/></text:span><text:span text:style-name="T207">(</text:span><text:span text:style-name="T208">[Ohjelma_ID]<text:s/></text:span><text:span text:style-name="T209">ASC</text:span><text:span text:style-name="T210">)</text:span></text:p>
      <text:p text:style-name="P211"><text:span text:style-name="T212">)</text:span><text:span text:style-name="T213"><text:s/></text:span></text:p>
      <text:p text:style-name="P214"/>
      <text:p text:style-name="P215"><text:span text:style-name="T216">CREATE</text:span><text:span text:style-name="T217"><text:s/></text:span><text:span text:style-name="T218">TABLE</text:span><text:span text:style-name="T219"><text:s/>[dbo]</text:span><text:span text:style-name="T220">.</text:span><text:span text:style-name="T221">[Asennukset]</text:span><text:span text:style-name="T222">(</text:span></text:p>
      <text:p text:style-name="P223"><text:span text:style-name="T224"><text:tab/>[AsennusID]<text:s/></text:span><text:span text:style-name="T225">INT</text:span><text:span text:style-name="T226"><text:s/></text:span><text:span text:style-name="T227">IDENTITY<text:s/></text:span><text:span text:style-name="T228">(</text:span><text:span text:style-name="T229">1</text:span><text:span text:style-name="T230">,</text:span><text:span text:style-name="T231"><text:s/>1</text:span><text:span text:style-name="T232">)</text:span><text:span text:style-name="T233"><text:s/></text:span><text:span text:style-name="T234">NOT</text:span><text:span text:style-name="T235"><text:s/></text:span><text:span text:style-name="T236">NULL,</text:span></text:p>
      <text:p text:style-name="P237"><text:span text:style-name="T238"><text:tab/>[Ohjelma_ID] [int]<text:s/></text:span><text:span text:style-name="T239">NOT</text:span><text:span text:style-name="T240"><text:s/></text:span><text:span text:style-name="T241">NULL,</text:span></text:p>
      <text:p text:style-name="P242"><text:span text:style-name="T243"><text:tab/>[Laite_ID] [int]<text:s/></text:span><text:span text:style-name="T244">NOT</text:span><text:span text:style-name="T245"><text:s/></text:span><text:span text:style-name="T246">NULL,</text:span></text:p>
      <text:p text:style-name="P247"><text:span text:style-name="T248"><text:tab/></text:span><text:span text:style-name="T249">PRIMARY</text:span><text:span text:style-name="T250"><text:s/></text:span><text:span text:style-name="T251">KEY</text:span><text:span text:style-name="T252"><text:s/></text:span><text:span text:style-name="T253">CLUSTERED<text:s/></text:span><text:span text:style-name="T254">(</text:span><text:span text:style-name="T255">[AsennusID]<text:s/></text:span><text:span text:style-name="T256">ASC</text:span><text:span text:style-name="T257">),</text:span></text:p>
      <text:p text:style-name="P258"><text:span text:style-name="T259"><text:s text:c="4"/></text:span><text:span text:style-name="T260">CONSTRAINT</text:span><text:span text:style-name="T261"><text:s/>[FK_dbo.Asennukset_dbo.Ohjelmat_Ohjelma_ID]<text:s/></text:span><text:span text:style-name="T262">FOREIGN</text:span><text:span text:style-name="T263"><text:s/></text:span><text:span text:style-name="T264">KEY<text:s/></text:span><text:span text:style-name="T265">(</text:span><text:span text:style-name="T266">[Ohjelma_ID]</text:span><text:span text:style-name="T267">)</text:span><text:span text:style-name="T268"><text:s/></text:span></text:p>
      <text:p text:style-name="P269"><text:span text:style-name="T270"><text:s text:c="8"/></text:span><text:span text:style-name="T271">REFERENCES</text:span><text:span text:style-name="T272"><text:s/>[dbo]</text:span><text:span text:style-name="T273">.</text:span><text:span text:style-name="T274">[Ohjelmat]</text:span><text:span text:style-name="T275"><text:s/></text:span><text:span text:style-name="T276">(</text:span><text:span text:style-name="T277">[Ohjelma_ID]</text:span><text:span text:style-name="T278">)</text:span><text:span text:style-name="T279"><text:s/></text:span><text:span text:style-name="T280">ON</text:span><text:span text:style-name="T281"><text:s/></text:span><text:span text:style-name="T282">DELETE</text:span><text:span text:style-name="T283"><text:s/></text:span><text:span text:style-name="T284">CASCADE</text:span><text:span text:style-name="T285">,</text:span></text:p>
      <text:p text:style-name="P286"><text:span text:style-name="T287"><text:tab/></text:span><text:span text:style-name="T288">CONSTRAINT</text:span><text:span text:style-name="T289"><text:s/>[FK_dbo.Asennukset_dbo.Laitteet_Laite_ID]<text:s/></text:span><text:span text:style-name="T290">FOREIGN</text:span><text:span text:style-name="T291"><text:s/></text:span><text:span text:style-name="T292">KEY<text:s/></text:span><text:span text:style-name="T293">(</text:span><text:span text:style-name="T294">[Laite_ID]</text:span><text:span text:style-name="T295">)</text:span><text:span text:style-name="T296"><text:s/></text:span></text:p>
      <text:p text:style-name="P297"><text:span text:style-name="T298"><text:s text:c="8"/></text:span><text:span text:style-name="T299">REFERENCES</text:span><text:span text:style-name="T300"><text:s/>[dbo]</text:span><text:span text:style-name="T301">.</text:span><text:span text:style-name="T302">[Laitteet]</text:span><text:span text:style-name="T303"><text:s/></text:span><text:span text:style-name="T304">(</text:span><text:span text:style-name="T305">[Laite_ID]</text:span><text:span text:style-name="T306">)</text:span><text:span text:style-name="T307"><text:s/></text:span><text:span text:style-name="T308">ON</text:span><text:span text:style-name="T309"><text:s/></text:span><text:span text:style-name="T310">DELETE</text:span><text:span text:style-name="T311"><text:s/></text:span><text:span text:style-name="T312">CASCADE</text:span></text:p>
      <text:p text:style-name="P313"><text:span text:style-name="T314">)</text:span><text:span text:style-name="T315"><text:s/></text:span></text:p>
      <text:p text:style-name="P316"/>
      <text:p text:style-name="P317"/>
      <text:p text:style-name="P318"><text:span text:style-name="T319">CREATE</text:span><text:span text:style-name="T320"><text:s/></text:span><text:span text:style-name="T321">TABLE</text:span><text:span text:style-name="T322"><text:s/>[dbo]</text:span><text:span text:style-name="T323">.</text:span><text:span text:style-name="T324">[Sijainnit]</text:span><text:span text:style-name="T325">(</text:span></text:p>
      <text:p text:style-name="P326"><text:span text:style-name="T327"><text:tab/>[Sijainti_ID] [int]<text:s/></text:span><text:span text:style-name="T328">NOT</text:span><text:span text:style-name="T329"><text:s/></text:span><text:span text:style-name="T330">NULL,</text:span></text:p>
      <text:p text:style-name="P331"><text:span text:style-name="T332"><text:tab/>[Varasto_ID] [int]<text:s/></text:span><text:span text:style-name="T333">NOT</text:span><text:span text:style-name="T334"><text:s/></text:span><text:span text:style-name="T335">NULL,</text:span></text:p>
      <text:p text:style-name="P336"><text:span text:style-name="T337"><text:tab/>[Laite_ID] [int]<text:s/></text:span><text:span text:style-name="T338">NOT</text:span><text:span text:style-name="T339"><text:s/></text:span><text:span text:style-name="T340">NULL,</text:span></text:p>
      <text:p text:style-name="P341"><text:span text:style-name="T342"><text:tab/>[Pvm] [datetime]<text:s/></text:span><text:span text:style-name="T343">NOT</text:span><text:span text:style-name="T344"><text:s/></text:span><text:span text:style-name="T345">NULL,</text:span></text:p>
      <text:p text:style-name="P346"><text:span text:style-name="T347"><text:tab/></text:span><text:span text:style-name="T348">PRIMARY</text:span><text:span text:style-name="T349"><text:s/></text:span><text:span text:style-name="T350">KEY</text:span><text:span text:style-name="T351"><text:s/></text:span><text:span text:style-name="T352">CLUSTERED<text:s/></text:span><text:span text:style-name="T353">(</text:span><text:span text:style-name="T354">[Sijainti_ID]<text:s/></text:span><text:span text:style-name="T355">ASC</text:span><text:span text:style-name="T356">),</text:span></text:p>
      <text:p text:style-name="P357"><text:span text:style-name="T358"><text:s text:c="4"/></text:span><text:span text:style-name="T359">CONSTRAINT</text:span><text:span text:style-name="T360"><text:s/>[FK_dbo.Sijannit_dbo.Varastot_Varasto_ID]<text:s/></text:span><text:span text:style-name="T361">FOREIGN</text:span><text:span text:style-name="T362"><text:s/></text:span><text:span text:style-name="T363">KEY<text:s/></text:span><text:span text:style-name="T364">(</text:span><text:span text:style-name="T365">[Varasto_ID]</text:span><text:span text:style-name="T366">)</text:span><text:span text:style-name="T367"><text:s/></text:span></text:p>
      <text:p text:style-name="P368"><text:span text:style-name="T369"><text:s text:c="8"/></text:span><text:span text:style-name="T370">REFERENCES</text:span><text:span text:style-name="T371"><text:s/>[dbo]</text:span><text:span text:style-name="T372">.</text:span><text:span text:style-name="T373">[Varastot]</text:span><text:span text:style-name="T374"><text:s/></text:span><text:span text:style-name="T375">(</text:span><text:span text:style-name="T376">[Varasto_ID]</text:span><text:span text:style-name="T377">)</text:span><text:span text:style-name="T378"><text:s/></text:span><text:span text:style-name="T379">ON</text:span><text:span text:style-name="T380"><text:s/></text:span><text:span text:style-name="T381">DELETE</text:span><text:span text:style-name="T382"><text:s/></text:span><text:span text:style-name="T383">CASCADE</text:span><text:span text:style-name="T384">,</text:span></text:p>
      <text:p text:style-name="P385"><text:span text:style-name="T386"><text:tab/></text:span><text:span text:style-name="T387">CONSTRAINT</text:span><text:span text:style-name="T388"><text:s/>[FK_dbo.Sijainnit_dbo.Laitteet_Laite_ID]<text:s/></text:span><text:span text:style-name="T389">FOREIGN</text:span><text:span text:style-name="T390"><text:s/></text:span><text:span text:style-name="T391">KEY<text:s/></text:span><text:span text:style-name="T392">(</text:span><text:span text:style-name="T393">[Laite_ID]</text:span><text:span text:style-name="T394">)</text:span><text:span text:style-name="T395"><text:s/></text:span></text:p>
      <text:soft-page-break/>
      <text:p text:style-name="P396"><text:span text:style-name="T397"><text:s text:c="8"/></text:span><text:span text:style-name="T398">REFERENCES</text:span><text:span text:style-name="T399"><text:s/>[dbo]</text:span><text:span text:style-name="T400">.</text:span><text:span text:style-name="T401">[Laitteet]</text:span><text:span text:style-name="T402"><text:s/></text:span><text:span text:style-name="T403">(</text:span><text:span text:style-name="T404">[Laite_ID]</text:span><text:span text:style-name="T405">)</text:span><text:span text:style-name="T406"><text:s/></text:span><text:span text:style-name="T407">ON</text:span><text:span text:style-name="T408"><text:s/></text:span><text:span text:style-name="T409">DELETE</text:span><text:span text:style-name="T410"><text:s/></text:span><text:span text:style-name="T411">CASCADE</text:span></text:p>
      <text:p text:style-name="P412">)</text:p>
      <text:p text:style-name="P4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n Tilles</meta:initial-creator>
    <dc:creator>Jan Tilles</dc:creator>
    <meta:creation-date>2016-04-18T07:10:00Z</meta:creation-date>
    <dc:date>2016-05-18T10:01:00Z</dc:date>
    <meta:template xlink:href="Normal" xlink:type="simple"/>
    <meta:editing-cycles>4</meta:editing-cycles>
    <meta:editing-duration>PT4260S</meta:editing-duration>
    <meta:document-statistic meta:page-count="2" meta:paragraph-count="3" meta:word-count="216" meta:character-count="1970" meta:row-count="14" meta:non-whitespace-character-count="1757"/>
  </office:meta>
</office:document-meta>
</file>